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966" officeooo:paragraph-rsid="00107966"/>
    </style:style>
    <style:style style:name="P2" style:family="paragraph" style:parent-style-name="Standard">
      <style:paragraph-properties fo:text-align="justify" style:justify-single-word="false"/>
      <style:text-properties officeooo:rsid="00107966" officeooo:paragraph-rsid="00107966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4ae5f" officeooo:paragraph-rsid="0014ae5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1d15c" officeooo:paragraph-rsid="0011d15c"/>
    </style:style>
    <style:style style:name="P5" style:family="paragraph" style:parent-style-name="Standard">
      <style:paragraph-properties fo:text-align="justify" style:justify-single-word="false"/>
      <style:text-properties officeooo:rsid="0011d15c" officeooo:paragraph-rsid="0012ff69"/>
    </style:style>
    <style:style style:name="P6" style:family="paragraph" style:parent-style-name="Standard">
      <style:paragraph-properties fo:text-align="justify" style:justify-single-word="false"/>
      <style:text-properties officeooo:rsid="0012ead6" officeooo:paragraph-rsid="0012ff6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2ead6" officeooo:paragraph-rsid="0012ead6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2ff69" officeooo:paragraph-rsid="0012ff6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4f3e4" officeooo:paragraph-rsid="0014f3e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2ead6" officeooo:paragraph-rsid="0012ff69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2ff69" officeooo:paragraph-rsid="0012ff69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0pt" fo:font-weight="bold" officeooo:rsid="00107966" officeooo:paragraph-rsid="0010796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14f3e4" officeooo:paragraph-rsid="0014f3e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14f3e4" officeooo:paragraph-rsid="001a522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19656d" officeooo:paragraph-rsid="0017750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214f40" officeooo:paragraph-rsid="00214f4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2ff69" officeooo:paragraph-rsid="0012ff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15bbbb" officeooo:paragraph-rsid="001a5222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officeooo:rsid="00107966" officeooo:paragraph-rsid="00107966"/>
    </style:style>
    <style:style style:name="P20" style:family="paragraph" style:parent-style-name="Standard">
      <style:paragraph-properties fo:text-align="justify" style:justify-single-word="false"/>
      <style:text-properties officeooo:rsid="00243d5f" officeooo:paragraph-rsid="00243d5f"/>
    </style:style>
    <style:style style:name="T1" style:family="text">
      <style:text-properties officeooo:rsid="0012f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e925" style:font-weight-asian="bold" style:font-weight-complex="bold"/>
    </style:style>
    <style:style style:name="T4" style:family="text">
      <style:text-properties fo:font-weight="bold" officeooo:rsid="0012ff69" style:font-weight-asian="bold" style:font-weight-complex="bold"/>
    </style:style>
    <style:style style:name="T5" style:family="text">
      <style:text-properties fo:font-weight="bold" officeooo:rsid="00133dbd" style:font-weight-asian="bold" style:font-weight-complex="bold"/>
    </style:style>
    <style:style style:name="T6" style:family="text">
      <style:text-properties fo:font-weight="bold" officeooo:rsid="001d1f92" style:font-weight-asian="bold" style:font-weight-complex="bold"/>
    </style:style>
    <style:style style:name="T7" style:family="text">
      <style:text-properties fo:font-weight="bold" officeooo:rsid="001d954c" style:font-weight-asian="bold" style:font-weight-complex="bold"/>
    </style:style>
    <style:style style:name="T8" style:family="text">
      <style:text-properties officeooo:rsid="001c5fa7"/>
    </style:style>
    <style:style style:name="T9" style:family="text">
      <style:text-properties officeooo:rsid="0021e4b7"/>
    </style:style>
    <style:style style:name="T10" style:family="text">
      <style:text-properties officeooo:rsid="00243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Coexistence des p</text:span>as quinquennal <text:span text:style-name="T9">et </text:span>annuel <text:span text:style-name="T9">dans Omphale 2017</text:span></text:p>
      <text:p text:style-name="P3"/>
      <text:p text:style-name="P12">Refonte Omphale 2017, annualisation d<text:span text:style-name="T9">e </text:span>Omphale</text:p>
      <text:p text:style-name="P12">(01-02-2018)</text:p>
      <text:p text:style-name="P1"/>
      <text:p text:style-name="P1"/>
      <text:p text:style-name="P2"/>
      <text:p text:style-name="P2"/>
      <text:p text:style-name="P2">La refonte d<text:span text:style-name="T9">e </text:span>Omphale en 2017 a permis le passage d’un pas quinquennal à un pas annuel.</text:p>
      <text:p text:style-name="P20">La version avec le pas quinquennal correspond à Omphale 2010 tandis que la version avec le pas annuel correspond à Omphale 2017.</text:p>
      <text:p text:style-name="P2"/>
      <text:p text:style-name="P2">A cette date le programme java comprend encore la version avec le pas quinquennal. Ainsi il cohabite avec le nouveau code basé sur un pas annuel. <text:span text:style-name="T10">Le code comprend donc à la fois Omphale 2017 et Omphale 2010.</text:span></text:p>
      <text:p text:style-name="P2"/>
      <text:p text:style-name="P7">Les scripts <text:span text:style-name="T1">concernant les batchs de projection</text:span> :</text:p>
      <text:p text:style-name="P7"/>
      <text:p text:style-name="P4">En pratique, les scripts de la nouvelle version <text:span text:style-name="T1">pour le traitement des projections </text:span>sont dans le dossier <text:span text:style-name="T2">omphale-batch/src/main/ressources/fr/insee/</text:span><text:span text:style-name="T3">omph</text:span><text:span text:style-name="T7">refo</text:span><text:span text:style-name="T3">/script/proj_annuelle_refonte/</text:span></text:p>
      <text:p text:style-name="P4"/>
      <text:p text:style-name="P6">Ceux de l’ancienne version <text:span text:style-name="T1">en pas quinquennal sont dans le dossier </text:span><text:span text:style-name="T4">omphale-batch/src/main/ressources/fr/insee/</text:span><text:span text:style-name="T3">omphale/script/</text:span><text:span text:style-name="T4">projection/</text:span></text:p>
      <text:p text:style-name="P10"/>
      <text:p text:style-name="P10"/>
      <text:p text:style-name="P8">Les scripts concernant le batch de chargement (du RP et de l’état civil) :</text:p>
      <text:p text:style-name="P11"/>
      <text:p text:style-name="P5"><text:span text:style-name="T8">L</text:span>es scripts de la nouvelle version <text:span text:style-name="T1">pour le chargement </text:span>sont dans le dossier <text:span text:style-name="T2">omphale-batch/src/main/ressources/fr/insee/</text:span><text:span text:style-name="T3">omph</text:span><text:span text:style-name="T6">refo</text:span><text:span text:style-name="T3">/script/</text:span><text:span text:style-name="T5">chargement</text:span><text:span text:style-name="T3">/</text:span></text:p>
      <text:p text:style-name="P5"/>
      <text:p text:style-name="P10">Ceux de l’ancienne version <text:span text:style-name="T1">en pas quiquennal sont dans le dossier </text:span><text:span text:style-name="T4">omphale-batch/src/main/ressources/fr/insee/</text:span><text:span text:style-name="T3">omphale/script/</text:span><text:span text:style-name="T5">chargementQuinquennal</text:span><text:span text:style-name="T4">/</text:span></text:p>
      <text:p text:style-name="P17"/>
      <text:p text:style-name="P10"/>
      <text:p text:style-name="P9">Les batchs :</text:p>
      <text:p text:style-name="P9"/>
      <text:p text:style-name="P14">Comme les deux parties cohabitent toujours sous <text:span text:style-name="T8">O</text:span>mphale, la partie quinquennale et la partie annuelle, la sélection de l’une ou l’autre se fait par l’intermédiaire d’<text:span text:style-name="T2">une propertie</text:span>, celle concernant le pas de projection.</text:p>
      <text:p text:style-name="P14">S’il est égal à 1 alors le programme est en annuel <text:span text:style-name="T10">(Omphale 2017)</text:span> s’il est égal à 5 alors il est en quinquennal <text:span text:style-name="T10">(omphale 2010)</text:span>. </text:p>
      <text:p text:style-name="P14"/>
      <text:p text:style-name="P18">C’est-à-dire que le programme ira dans l’un des répertoires ou dans l’autre pour aller chercher les scripts sql.</text:p>
      <text:p text:style-name="P16"/>
      <text:p text:style-name="P16">Le code java sera celui du répertoire src/main/java/fr/insee/omphale pour la plateforme Omphale ou src/main/java/fr/insee/omphrefo pour la plateforme Omphrefo.</text:p>
      <text:p text:style-name="P14"/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3:59:19.524000000</meta:creation-date>
    <dc:date>2018-12-13T15:49:23.090000000</dc:date>
    <meta:editing-duration>PT4H34M17S</meta:editing-duration>
    <meta:editing-cycles>7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17" meta:word-count="268" meta:character-count="1904" meta:non-whitespace-character-count="1652"/>
  </office:meta>
</office:document-meta>
</file>